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edMessageChannelDecorator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edMessageChannelDecoratorTests.tes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OrderedMessageChannelDecorat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